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98in" style:page-number="auto"/>
      <style:text-properties fo:font-size="8.05000019073486pt" style:font-size-asian="8.05000019073486pt" style:font-size-complex="8.05000019073486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in" style:auto-text-indent="false" style:page-number="auto">
        <style:tab-stops>
          <style:tab-stop style:position="0.2047in"/>
        </style:tab-stops>
      </style:paragraph-properties>
    </style:style>
    <style:style style:name="P8" style:family="paragraph" style:parent-style-name="Body_20_text_20__28_2_29_" style:master-page-name="">
      <style:paragraph-properties fo:margin-left="0in" fo:margin-right="0in" fo:margin-top="0in" fo:margin-bottom="0in" loext:contextual-spacing="false" fo:line-height="0.1272in" fo:text-align="justify"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1.8598in"/>
        </style:tab-stops>
      </style:paragraph-properties>
    </style:style>
    <style:style style:name="P10" style:family="paragraph" style:parent-style-name="Body_20_text_20__28_2_29_" style:master-page-name="">
      <style:paragraph-properties fo:margin-left="0in" fo:margin-right="0in" fo:margin-top="0in" fo:margin-bottom="0.0807in" loext:contextual-spacing="false" fo:line-height="0.1228in" fo:text-align="justify"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0835in" loext:contextual-spacing="false" fo:line-height="0.1272in" fo:text-align="start" style:justify-single-word="false" fo:text-indent="0in" style:auto-text-indent="false" style:page-number="auto"/>
    </style:style>
    <style:style style:name="P12" style:family="paragraph" style:parent-style-name="Body_20_text_20__28_2_29_" style:master-page-name="">
      <style:paragraph-properties fo:margin-left="0in" fo:margin-right="0in" fo:margin-top="0in" fo:margin-bottom="0.0835in" loext:contextual-spacing="false" fo:line-height="0.1272in" fo:text-align="justify" style:justify-single-word="false" fo:text-indent="0in" style:auto-text-indent="false" style:page-number="auto"/>
    </style:style>
    <style:style style:name="P13" style:family="paragraph" style:parent-style-name="Body_20_text_20__28_2_29_" style:master-page-name="">
      <style:paragraph-properties fo:margin-left="0in" fo:margin-right="0.0417in" fo:margin-top="0in" fo:margin-bottom="0.0835in" loext:contextual-spacing="false" fo:line-height="0.1272in" fo:text-align="center" style:justify-single-word="false" fo:text-indent="0in" style:auto-text-indent="false" style:page-number="auto"/>
    </style:style>
    <style:style style:name="P14" style:family="paragraph" style:parent-style-name="Body_20_text_20__28_2_29_" style:master-page-name="">
      <style:paragraph-properties fo:margin-left="0.2083in" fo:margin-right="0in" fo:margin-top="0in" fo:margin-bottom="0in" loext:contextual-spacing="false" fo:line-height="0.1272in" fo:text-align="start" style:justify-single-word="false" fo:text-indent="0in" style:auto-text-indent="false" style:page-number="auto"/>
    </style:style>
    <style:style style:name="P15" style:family="paragraph" style:parent-style-name="Body_20_text_20__28_2_29_" style:master-page-name="">
      <style:paragraph-properties fo:margin-left="0.4307in" fo:margin-right="0in" fo:margin-top="0in" fo:margin-bottom="0in" loext:contextual-spacing="false" fo:line-height="0.1272in" fo:text-align="start" style:justify-single-word="false" fo:text-indent="-0.222in" style:auto-text-indent="false" style:page-number="auto"/>
    </style:style>
    <style:style style:name="P16" style:family="paragraph" style:parent-style-name="Body_20_text_20__28_2_29_" style:master-page-name="">
      <style:paragraph-properties fo:margin-left="0.2083in" fo:margin-right="0.611in" fo:margin-top="0in" fo:margin-bottom="0in" loext:contextual-spacing="false" fo:line-height="0.1272in" fo:text-align="start" style:justify-single-word="false" fo:text-indent="0in" style:auto-text-indent="false" style:page-number="auto"/>
    </style:style>
    <style:style style:name="P17" style:family="paragraph" style:parent-style-name="Body_20_text_20__28_2_29_" style:master-page-name="">
      <style:paragraph-properties fo:margin-left="0.4307in" fo:margin-right="0in" fo:margin-top="0in" fo:margin-bottom="0in" loext:contextual-spacing="false" fo:line-height="0.1272in" fo:text-align="start" style:justify-single-word="false" fo:text-indent="0in" style:auto-text-indent="false" style:page-number="auto"/>
    </style:style>
    <style:style style:name="P18" style:family="paragraph" style:parent-style-name="Body_20_text_20__28_2_29_" style:master-page-name="">
      <style:paragraph-properties fo:margin-left="0.25in" fo:margin-right="0in" fo:margin-top="0in" fo:margin-bottom="0in" loext:contextual-spacing="false" fo:line-height="0.1272in" fo:text-align="start" style:justify-single-word="false" fo:text-indent="-0.25in" style:auto-text-indent="false" style:page-number="auto"/>
    </style:style>
    <style:style style:name="P19" style:family="paragraph" style:parent-style-name="Body_20_text_20__28_2_29_" style:master-page-name="">
      <style:paragraph-properties fo:margin-left="0.25in" fo:margin-right="0in" fo:margin-top="0in" fo:margin-bottom="0in" loext:contextual-spacing="false" fo:line-height="0.1272in" fo:text-align="start" style:justify-single-word="false" fo:text-indent="-0.25in" style:auto-text-indent="false" style:page-number="auto">
        <style:tab-stops>
          <style:tab-stop style:position="1.4098in"/>
        </style:tab-stops>
      </style:paragraph-properties>
    </style:style>
    <style:style style:name="P20"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21" style:family="paragraph" style:parent-style-name="Body_20_text_20__28_2_29_" style:master-page-name="">
      <style:paragraph-properties fo:margin-left="0.4028in" fo:margin-right="0in" fo:margin-top="0in" fo:margin-bottom="0in" loext:contextual-spacing="false" fo:line-height="0.1272in" fo:text-align="justify" style:justify-single-word="false" fo:text-indent="0in" style:auto-text-indent="false" style:page-number="auto"/>
    </style:style>
    <style:style style:name="P22" style:family="paragraph" style:parent-style-name="Body_20_text_20__28_2_29_" style:master-page-name="">
      <style:paragraph-properties fo:margin-left="0.361in" fo:margin-right="0in" fo:margin-top="0in" fo:margin-bottom="0in" loext:contextual-spacing="false" fo:line-height="0.1272in" fo:text-align="start" style:justify-single-word="false" fo:text-indent="-0.222in" style:auto-text-indent="false" style:page-number="auto"/>
    </style:style>
    <style:style style:name="P23" style:family="paragraph" style:parent-style-name="Body_20_text_20__28_2_29_" style:master-page-name="">
      <style:paragraph-properties fo:margin-left="0.2638in" fo:margin-right="0in" fo:margin-top="0in" fo:margin-bottom="0in" loext:contextual-spacing="false" fo:line-height="0.1272in" fo:text-align="start" style:justify-single-word="false" fo:text-indent="-0.2638in" style:auto-text-indent="false" style:page-number="auto"/>
    </style:style>
    <style:style style:name="P24" style:family="paragraph" style:parent-style-name="Body_20_text_20__28_4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25" style:family="paragraph" style:parent-style-name="Body_20_text_20__28_2_29_" style:master-page-name="">
      <style:paragraph-properties fo:margin-left="0.2638in" fo:margin-right="0in" fo:margin-top="0in" fo:margin-bottom="0.0835in" loext:contextual-spacing="false" fo:line-height="0.1272in" fo:text-align="start" style:justify-single-word="false" fo:text-indent="-0.2638in" style:auto-text-indent="false" style:page-number="auto"/>
    </style:style>
    <style:style style:name="P26" style:family="paragraph" style:parent-style-name="Body_20_text_20__28_2_29_" style:master-page-name="">
      <style:paragraph-properties fo:margin-left="0.1252in" fo:margin-right="0in" fo:margin-top="0in" fo:margin-bottom="0in" loext:contextual-spacing="false" fo:line-height="0.1272in" fo:text-align="start" style:justify-single-word="false" fo:text-indent="0in" style:auto-text-indent="false" style:page-number="auto"/>
    </style:style>
    <style:style style:name="P27" style:family="paragraph" style:parent-style-name="Body_20_text_20__28_2_29_" style:master-page-name="">
      <style:paragraph-properties fo:margin-left="0.1807in" fo:margin-right="0in" fo:margin-top="0in" fo:margin-bottom="0.078in" loext:contextual-spacing="false" fo:line-height="0.1272in" fo:text-align="start" style:justify-single-word="false" fo:text-indent="0in" style:auto-text-indent="false" style:page-number="auto"/>
    </style:style>
    <style:style style:name="P28" style:family="paragraph" style:parent-style-name="Body_20_text_20__28_2_29_" style:master-page-name="">
      <style:paragraph-properties fo:margin-left="0.1807in" fo:margin-right="0in" fo:margin-top="0in" fo:margin-bottom="0.0835in" loext:contextual-spacing="false" fo:line-height="0.1272in" fo:text-align="start" style:justify-single-word="false" fo:text-indent="0in" style:auto-text-indent="false" style:page-number="auto"/>
    </style:style>
    <style:style style:name="P29" style:family="paragraph" style:parent-style-name="Body_20_text_20__28_2_29_" style:master-page-name="">
      <style:paragraph-properties fo:margin-left="0.4307in" fo:margin-right="0in" fo:margin-top="0in" fo:margin-bottom="0in" loext:contextual-spacing="false" fo:text-align="start" style:justify-single-word="false" fo:text-indent="-0.4307in" style:auto-text-indent="false" style:page-number="auto"/>
    </style:style>
    <style:style style:name="P30"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4307in" style:auto-text-indent="false" style:page-number="auto"/>
    </style:style>
    <style:style style:name="P31" style:family="paragraph" style:parent-style-name="Body_20_text_20__28_2_29_" style:master-page-name="">
      <style:paragraph-properties fo:margin-left="0.2083in" fo:margin-right="0in" fo:margin-top="0in" fo:margin-bottom="0.0783in" loext:contextual-spacing="false" fo:line-height="0.1228in" fo:text-align="start" style:justify-single-word="false" fo:text-indent="0.0972in" style:auto-text-indent="false" style:page-number="auto"/>
    </style:style>
    <style:style style:name="P32" style:family="paragraph" style:parent-style-name="Body_20_text_20__28_2_29_" style:master-page-name="">
      <style:paragraph-properties fo:margin-left="0.2083in" fo:margin-right="0in" fo:margin-top="0in" fo:margin-bottom="0in" loext:contextual-spacing="false" fo:line-height="0.1228in" fo:text-align="start" style:justify-single-word="false" fo:text-indent="0.0972in" style:auto-text-indent="false" style:page-number="auto"/>
    </style:style>
    <style:style style:name="P33" style:family="paragraph" style:parent-style-name="Body_20_text_20__28_2_29_" style:master-page-name="">
      <style:paragraph-properties fo:margin-left="0.4028in" fo:margin-right="0in" fo:margin-top="0in" fo:margin-bottom="0in" loext:contextual-spacing="false" fo:line-height="0.1272in" fo:text-align="start" style:justify-single-word="false" fo:text-indent="-0.111in" style:auto-text-indent="false" style:page-number="auto"/>
    </style:style>
    <style:style style:name="P34" style:family="paragraph" style:parent-style-name="Body_20_text_20__28_2_29_" style:master-page-name="">
      <style:paragraph-properties fo:margin-left="0.2083in" fo:margin-right="0.3472in" fo:margin-top="0in" fo:margin-bottom="0.089in" loext:contextual-spacing="false" fo:text-align="start" style:justify-single-word="false" fo:text-indent="0in" style:auto-text-indent="false" style:page-number="auto"/>
    </style:style>
    <style:style style:name="P35" style:family="paragraph" style:parent-style-name="Body_20_text_20__28_2_29_" style:master-page-name="">
      <style:paragraph-properties fo:margin-left="0.25in" fo:margin-right="0.2083in" fo:margin-top="0in" fo:margin-bottom="0.0835in" loext:contextual-spacing="false" fo:line-height="0.1272in" fo:text-align="justify" style:justify-single-word="false" fo:text-indent="-0.25in" style:auto-text-indent="false" style:page-number="auto"/>
    </style:style>
    <style:style style:name="P36" style:family="paragraph" style:parent-style-name="Body_20_text_20__28_2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37" style:family="paragraph" style:parent-style-name="Body_20_text_20__28_2_29_" style:master-page-name="">
      <style:paragraph-properties fo:margin-left="0.4028in" fo:margin-right="0in" fo:margin-top="0in" fo:margin-bottom="0in" loext:contextual-spacing="false" fo:line-height="0.1272in" fo:text-align="start" style:justify-single-word="false" fo:text-indent="-0.222in" style:auto-text-indent="false" style:page-number="auto"/>
    </style:style>
    <style:style style:name="P38" style:family="paragraph" style:parent-style-name="Body_20_text_20__28_2_29_" style:master-page-name="">
      <style:paragraph-properties fo:margin-left="0.4028in" fo:margin-right="0in" fo:margin-top="0in" fo:margin-bottom="0in" loext:contextual-spacing="false" fo:line-height="0.1335in" fo:text-align="start" style:justify-single-word="false" fo:text-indent="-0.4028in" style:auto-text-indent="false" style:page-number="auto"/>
    </style:style>
    <style:style style:name="P39" style:family="paragraph" style:parent-style-name="Body_20_text_20__28_2_29_" style:master-page-name="">
      <style:paragraph-properties fo:margin-left="0.4028in" fo:margin-right="0in" fo:margin-top="0in" fo:margin-bottom="0in" loext:contextual-spacing="false" fo:line-height="0.1272in" fo:text-align="start" style:justify-single-word="false" fo:text-indent="-0.4028in" style:auto-text-indent="false" style:page-number="auto"/>
    </style:style>
    <style:style style:name="P40" style:family="paragraph" style:parent-style-name="Body_20_text_20__28_2_29_" style:master-page-name="">
      <style:paragraph-properties fo:margin-left="0.4028in" fo:margin-right="0in" fo:margin-top="0in" fo:margin-bottom="0in" loext:contextual-spacing="false" fo:line-height="0.1272in" fo:text-align="start" style:justify-single-word="false" fo:text-indent="-0.4028in" style:auto-text-indent="false" style:page-number="auto">
        <style:tab-stops>
          <style:tab-stop style:position="-0.2008in"/>
        </style:tab-stops>
      </style:paragraph-properties>
    </style:style>
    <style:style style:name="P41" style:family="paragraph" style:parent-style-name="Body_20_text_20__28_2_29_" style:master-page-name="">
      <style:paragraph-properties fo:margin-left="0.2917in" fo:margin-right="0.5693in" fo:margin-top="0in" fo:margin-bottom="0in" loext:contextual-spacing="false" fo:line-height="0.1272in" fo:text-align="start" style:justify-single-word="false" fo:text-indent="-0.111in" style:auto-text-indent="false" style:page-number="auto"/>
    </style:style>
    <style:style style:name="P42" style:family="paragraph" style:parent-style-name="Body_20_text_20__28_2_29_" style:master-page-name="">
      <style:paragraph-properties fo:margin-left="0.139in" fo:margin-right="0in" fo:margin-top="0in" fo:margin-bottom="0in" loext:contextual-spacing="false" fo:line-height="0.1272in" fo:text-align="justify" style:justify-single-word="false" fo:text-indent="0in" style:auto-text-indent="false" style:page-number="auto"/>
    </style:style>
    <style:style style:name="P43" style:family="paragraph" style:parent-style-name="Body_20_text_20__28_2_29_" style:master-page-name="">
      <style:paragraph-properties fo:margin-left="0.139in" fo:margin-right="0in" fo:margin-top="0in" fo:margin-bottom="0.0835in" loext:contextual-spacing="false" fo:line-height="0.1272in" fo:text-align="start" style:justify-single-word="false" fo:text-indent="0in" style:auto-text-indent="false" style:page-number="auto"/>
    </style:style>
    <style:style style:name="P44"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45" style:family="paragraph" style:parent-style-name="Body_20_text_20__28_2_29_" style:master-page-name="">
      <style:paragraph-properties fo:margin-left="0in" fo:margin-right="0.2083in" fo:margin-top="0in" fo:margin-bottom="0in" loext:contextual-spacing="false" fo:line-height="0.1272in" fo:text-align="justify" style:justify-single-word="false" fo:text-indent="0in" style:auto-text-indent="false" style:page-number="auto"/>
    </style:style>
    <style:style style:name="P46" style:family="paragraph" style:parent-style-name="Body_20_text_20__28_2_29_" style:list-style-name="L1" style:master-page-name="">
      <style:paragraph-properties fo:margin-left="0.361in" fo:margin-right="0in" fo:margin-top="0in" fo:margin-bottom="0in" loext:contextual-spacing="false" fo:text-align="start" style:justify-single-word="false" fo:text-indent="-0.361in" style:auto-text-indent="false" style:page-number="auto">
        <style:tab-stops>
          <style:tab-stop style:position="-0.2071in"/>
        </style:tab-stops>
      </style:paragraph-properties>
    </style:style>
    <style:style style:name="P47" style:family="paragraph" style:parent-style-name="Body_20_text_20__28_2_29_" style:list-style-name="L1" style:master-page-name="">
      <style:paragraph-properties fo:margin-left="0.361in" fo:margin-right="0in" fo:margin-top="0in" fo:margin-bottom="0in" loext:contextual-spacing="false" fo:line-height="0.1272in" fo:text-align="start" style:justify-single-word="false" fo:text-indent="-0.361in" style:auto-text-indent="false" style:page-number="auto">
        <style:tab-stops>
          <style:tab-stop style:position="-0.2102in"/>
        </style:tab-stops>
      </style:paragraph-properties>
    </style:style>
    <style:style style:name="P48" style:family="paragraph" style:parent-style-name="Body_20_text_20__28_2_29_" style:list-style-name="L2" style:master-page-name="">
      <style:paragraph-properties fo:margin-left="0.361in" fo:margin-right="0in" fo:margin-top="0in" fo:margin-bottom="0in" loext:contextual-spacing="false" fo:line-height="0.1272in" fo:text-align="start" style:justify-single-word="false" fo:text-indent="-0.361in" style:auto-text-indent="false" style:page-number="auto">
        <style:tab-stops>
          <style:tab-stop style:position="-0.2102in"/>
        </style:tab-stops>
      </style:paragraph-properties>
    </style:style>
    <style:style style:name="P49" style:family="paragraph" style:parent-style-name="Body_20_text_20__28_2_29_" style:list-style-name="L1" style:master-page-name="">
      <style:paragraph-properties fo:margin-left="0.361in" fo:margin-right="0in" fo:margin-top="0in" fo:margin-bottom="0in" loext:contextual-spacing="false" fo:line-height="0.1272in" fo:text-align="start" style:justify-single-word="false" fo:text-indent="-0.361in" style:auto-text-indent="false" style:page-number="auto">
        <style:tab-stops>
          <style:tab-stop style:position="-0.2071in"/>
        </style:tab-stops>
      </style:paragraph-properties>
    </style:style>
    <style:style style:name="P50" style:family="paragraph" style:parent-style-name="Body_20_text_20__28_2_29_" style:list-style-name="L1" style:master-page-name="">
      <style:paragraph-properties fo:margin-left="0.139in" fo:margin-right="0in" fo:margin-top="0in" fo:margin-bottom="0in" loext:contextual-spacing="false" fo:line-height="0.1272in" fo:text-align="start" style:justify-single-word="false" fo:text-indent="-0.139in" style:auto-text-indent="false" style:page-number="auto">
        <style:tab-stops>
          <style:tab-stop style:position="0.0189in"/>
        </style:tab-stops>
      </style:paragraph-properties>
    </style:style>
    <style:style style:name="P51" style:family="paragraph" style:parent-style-name="Body_20_text_20__28_2_29_" style:list-style-name="L1" style:master-page-name="">
      <style:paragraph-properties fo:margin-left="0.139in" fo:margin-right="0in" fo:margin-top="0in" fo:margin-bottom="0in" loext:contextual-spacing="false" fo:line-height="0.1272in" fo:text-align="start" style:justify-single-word="false" fo:text-indent="-0.139in" style:auto-text-indent="false" style:page-number="auto">
        <style:tab-stops>
          <style:tab-stop style:position="0.0083in"/>
        </style:tab-stops>
      </style:paragraph-properties>
    </style:style>
    <style:style style:name="P52" style:family="paragraph" style:parent-style-name="Body_20_text_20__28_2_29_" style:list-style-name="L1" style:master-page-name="">
      <style:paragraph-properties fo:margin-left="0in" fo:margin-right="0in" fo:margin-top="0in" fo:margin-bottom="0in" loext:contextual-spacing="false" fo:line-height="0.1272in" fo:text-align="start" style:justify-single-word="false" fo:text-indent="0in" style:auto-text-indent="false" style:page-number="auto">
        <style:tab-stops>
          <style:tab-stop style:position="0.1508in"/>
        </style:tab-stops>
      </style:paragraph-properties>
    </style:style>
    <style:style style:name="P53" style:family="paragraph" style:parent-style-name="Body_20_text_20__28_2_29_" style:list-style-name="L1" style:master-page-name="">
      <style:paragraph-properties fo:margin-left="0in" fo:margin-right="0in" fo:margin-top="0in" fo:margin-bottom="0in" loext:contextual-spacing="false" fo:line-height="0.1272in" fo:text-align="start" style:justify-single-word="false" fo:text-indent="0in" style:auto-text-indent="false" style:page-number="auto">
        <style:tab-stops>
          <style:tab-stop style:position="0.1571in"/>
        </style:tab-stops>
      </style:paragraph-properties>
    </style:style>
    <style:style style:name="P54" style:family="paragraph" style:parent-style-name="Body_20_text_20__28_2_29_" style:list-style-name="L3"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0.1984in"/>
        </style:tab-stops>
      </style:paragraph-properties>
    </style:style>
    <style:style style:name="P55" style:family="paragraph" style:parent-style-name="Body_20_text_20__28_2_29_" style:master-page-name="PageStyle1">
      <style:paragraph-properties fo:margin-left="0.25in" fo:margin-right="0in" fo:margin-top="0in" fo:margin-bottom="0in" loext:contextual-spacing="false" fo:line-height="0.1272in" fo:text-align="start" style:justify-single-word="false" fo:text-indent="-0.25in" style:auto-text-indent="false" style:page-number="3"/>
    </style:style>
    <style:style style:name="P56" style:family="paragraph" style:parent-style-name="Body_20_text_20__28_2_29_" style:list-style-name="L2" style:master-page-name="">
      <style:paragraph-properties fo:margin-left="0.0972in" fo:margin-right="0in" fo:margin-top="0in" fo:margin-bottom="0in" loext:contextual-spacing="false" fo:line-height="0.1272in" fo:text-align="justify" style:justify-single-word="false" fo:text-indent="0in" style:auto-text-indent="false" style:page-number="auto">
        <style:tab-stops>
          <style:tab-stop style:position="0.1602in"/>
        </style:tab-stops>
      </style:paragraph-properties>
    </style:style>
    <style:style style:name="P57" style:family="paragraph" style:parent-style-name="Body_20_text_20__28_2_29_" style:list-style-name="L2" style:master-page-name="">
      <style:paragraph-properties fo:margin-left="0.2083in" fo:margin-right="0in" fo:margin-top="0in" fo:margin-bottom="0in" loext:contextual-spacing="false" fo:line-height="0.1272in" fo:text-align="start" style:justify-single-word="false" fo:text-indent="-0.111in" style:auto-text-indent="false" style:page-number="auto">
        <style:tab-stops>
          <style:tab-stop style:position="0.0492in"/>
        </style:tab-stops>
      </style:paragraph-properties>
    </style:style>
    <style:style style:name="P58" style:family="paragraph" style:parent-style-name="Body_20_text_20__28_2_29_" style:list-style-name="L3" style:master-page-name="">
      <style:paragraph-properties fo:margin-left="0.1807in" fo:margin-right="0in" fo:margin-top="0in" fo:margin-bottom="0in" loext:contextual-spacing="false" fo:line-height="0.1272in" fo:text-align="start" style:justify-single-word="false" fo:text-indent="-0.1807in" style:auto-text-indent="false" style:page-number="auto">
        <style:tab-stops>
          <style:tab-stop style:position="0.0217in"/>
        </style:tab-stops>
      </style:paragraph-properties>
    </style:style>
    <style:style style:name="P59" style:family="paragraph" style:parent-style-name="Heading_20__23_1" style:master-page-name="PageStyle0">
      <style:paragraph-properties fo:margin-left="0.028in" fo:margin-right="0in" fo:margin-top="0in" fo:margin-bottom="0in" loext:contextual-spacing="false" fo:line-height="0.1665in" fo:keep-together="always" fo:text-indent="0in" style:auto-text-indent="false" style:page-number="1" fo:keep-with-next="alway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5319in" fo:margin-right="1.8854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484in" fo:margin-right="2.1429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59" text:outline-level="1"><text:bookmark-start text:name="bookmark0"/><text:span text:style-name="CharStyle4">NAHUM</text:span><text:bookmark-end text:name="bookmark0"/></text:h>
      </text:section>
      <text:section text:style-name="Sect2" text:name="Section1">
        <text:p text:style-name="P2"/>
        <text:p text:style-name="P1"/>
      </text:section>
      <text:section text:style-name="Sect3" text:name="Section2">
        <text:p text:style-name="Body_20_text_20__28_3_29__20__2b__20_DropCap1">I<text:span text:style-name="CharStyle9">An oracle on Nineveh: the book of the vision of Nahum of Elkosh.</text:span></text:p>
        <text:list xml:id="list8379198951101801402" text:style-name="L1">
          <text:list-item>
            <text:p text:style-name="P46"><text:span text:style-name="CharStyle13"><text:tab/></text:span><text:span text:style-name="CharStyle12">An indignant, an avenging God is the Eternal,</text:span></text:p>
          </text:list-item>
        </text:list>
        <text:p text:style-name="P22"><text:span text:style-name="CharStyle12">the Eternal is avenging, full of wrath!</text:span></text:p>
        <text:list xml:id="list185851770698112" text:continue-numbering="true" text:style-name="L1">
          <text:list-item>
            <text:p text:style-name="P47"><text:span text:style-name="CharStyle14"><text:tab/></text:span><text:span text:style-name="CharStyle12">In storm and tempest he takes his way,</text:span></text:p>
          </text:list-item>
        </text:list>
        <text:p text:style-name="P22"><text:span text:style-name="CharStyle12">and clouds are the dust of his feet;</text:span></text:p>
        <text:list xml:id="list185852121675883" text:continue-numbering="true" text:style-name="L1">
          <text:list-item>
            <text:p text:style-name="P50"><text:span text:style-name="CharStyle14"><text:tab/></text:span><text:span text:style-name="CharStyle12">he curbs the sea and dries it up, he parches all the streams; Bashan and Karmel wither, the bloom of Lebanon fades;</text:span></text:p>
          </text:list-item>
          <text:list-item>
            <text:p text:style-name="P51"><text:span text:style-name="CharStyle14"><text:tab/></text:span><text:span text:style-name="CharStyle12">mountains tremble before him, hills dissolve;</text:span></text:p>
          </text:list-item>
        </text:list>
        <text:p text:style-name="P42"><text:span text:style-name="CharStyle12">the earthis laidwaste before him, the world and all its dwellers.</text:span></text:p>
        <text:list xml:id="list185853171934928" text:continue-numbering="true" text:style-name="L1">
          <text:list-item>
            <text:p text:style-name="P52"><text:span text:style-name="CharStyle14"><text:tab/></text:span><text:span text:style-name="CharStyle12">Who can stand before his rage, who can endure the heat of his anger?</text:span></text:p>
          </text:list-item>
        </text:list>
        <text:p text:style-name="P43"><text:span text:style-name="CharStyle12">His fury pours like fire, and rocks are shattered before him.</text:span></text:p>
        <text:list xml:id="list185853342292308" text:continue-numbering="true" text:style-name="L1">
          <text:list-item>
            <text:p text:style-name="P49"><text:span text:style-name="CharStyle14"><text:tab/></text:span><text:span text:style-name="CharStyle12">To those who wait for him the Eternal is kind,</text:span></text:p>
          </text:list-item>
        </text:list>
        <text:p text:style-name="P22"><text:span text:style-name="CharStyle12">a stronghold in the day of trouble;</text:span></text:p>
        <text:p text:style-name="P22"><text:span text:style-name="CharStyle12">he cares for those who trust in him,</text:span></text:p>
        <text:list xml:id="list185853814848560" text:continue-numbering="true" text:style-name="L1">
          <text:list-item>
            <text:p text:style-name="P47"><text:span text:style-name="CharStyle14"><text:tab/></text:span><text:span text:style-name="CharStyle12">and rescues them when the floods overflow.</text:span></text:p>
          </text:list-item>
        </text:list>
        <text:list xml:id="list6552059608814134058" text:style-name="L2">
          <text:list-item>
            <text:p text:style-name="P48"><text:span text:style-name="CharStyle14"><text:tab/></text:span><text:span text:style-name="CharStyle12">The Eternal is slow to be angry and rich in love,</text:span></text:p>
          </text:list-item>
        </text:list>
        <text:p text:style-name="P22"><text:span text:style-name="CharStyle12">but never will the Eternal ab­solve guilt;</text:span></text:p>
        <text:p text:style-name="P6"><text:span text:style-name="CharStyle14">8</text:span><text:span text:style-name="CharStyle12"> he makes an end of rebels, and drives his enemies into the dark;</text:span></text:p>
        <text:list xml:id="list185840067064137" text:style-name="L1">
          <text:list-item>
            <text:p text:style-name="P53"><text:span text:style-name="CharStyle14"><text:tab/></text:span><text:span text:style-name="CharStyle12">he has not to take vengeance twice upon his foes, he makes an end of them.</text:span></text:p>
          </text:list-item>
        </text:list>
        <text:p text:style-name="P44"><text:span text:style-name="CharStyle12">Why plot against the Eternal? </text:span><text:span text:style-name="CharStyle13">2</text:span><text:span text:style-name="CharStyle12"> The Eternal takes vengeance on his foes,</text:span></text:p>
        <text:p text:style-name="P20"><text:span text:style-name="CharStyle12">and retains anger for his ene­mies:</text:span></text:p>
        <text:p text:style-name="P12"><text:span text:style-name="CharStyle12">they are thorns cut and dried, io to be burned up like dry stubble.</text:span></text:p>
        <text:p text:style-name="P9"><text:span text:style-name="CharStyle12">Here is the Eternal’s promise:<text:tab/>12</text:span></text:p>
        <text:p text:style-name="P45"><text:span text:style-name="CharStyle12">“Be the great floods ever so full, they shall ebb and vanish aw'ay; though I have humbled you,</text:span></text:p>
        <text:p text:style-name="P6"><text:span text:style-name="CharStyle12">I will humble you no more; now I will break yon yoke from 13 your neck,</text:span></text:p>
        <text:p text:style-name="P6"><text:span text:style-name="CharStyle12">and free you from your bonds. Look, there are the messenger’s 15 feet on the hills, good news and the tidings of peace!</text:span></text:p>
        <text:p text:style-name="P6"><text:span text:style-name="CharStyle12">Hold festival, Judah, now do what you vowed— for never again will the villain invade you,</text:span></text:p>
        <text:p text:style-name="P6"><text:span text:style-name="CharStyle12">he is finished and done with; but the Eternal restores the </text:span><text:span text:style-name="CharStyle15">ey </text:span><text:span text:style-name="CharStyle12">vine of Jacob as the vine “ </text:span><text:span text:style-name="CharStyle13">2 </text:span><text:span text:style-name="CharStyle12">of Israel,</text:span></text:p>
        <text:p text:style-name="P35"><text:span text:style-name="CharStyle12">that the plunderers plun­dered, breaking down the branches.”</text:span></text:p>
        <text:p text:style-name="P6"><text:span text:style-name="CharStyle12">Did he not come from you, -| he with his plot against the n Eternal,</text:span></text:p>
        <text:p text:style-name="P8"><text:span text:style-name="CharStyle12">he and his villainous plan?</text:span></text:p>
        <text:p text:style-name="P18"><text:span text:style-name="CharStyle12">So this is your doom from the 14 Eternal:</text:span></text:p>
        <text:p text:style-name="P18"><text:span text:style-name="CharStyle12">“Your name shall no more be remembered,</text:span></text:p>
        <text:p text:style-name="P20"><text:span text:style-name="CharStyle12">I sweep idol and image from the temple of your god,</text:span></text:p>
        <text:p text:style-name="P10"><text:span text:style-name="CharStyle12">I make your grave a dunghill.”</text:span></text:p>
        <text:p text:style-name="P19"><text:span text:style-name="CharStyle12">A shatterer has come up </text:span><text:span text:style-name="CharStyle15">ey </text:span><text:span text:style-name="CharStyle12">against you!<text:tab/>^ 1</text:span></text:p>
        <text:p text:style-name="P6"><text:span text:style-name="CharStyle12">Man your ramparts, stand to attention, summon up your strength!</text:span></text:p>
        <text:p text:style-name="P55"><text:span text:style-name="CharStyle12">The shields of his heroes are </text:span><text:span text:style-name="CharStyle14">3 </text:span><text:span text:style-name="CharStyle12">crimson, the soldiers are clad in scarlet, his armoured chariots gleam like fire,</text:span></text:p>
        <text:p text:style-name="P15"><text:span text:style-name="CharStyle12">and their horses prance at the muster;</text:span></text:p>
        <text:list xml:id="list185838616822003" text:style-name="L2">
          <text:list-item>
            <text:p text:style-name="P56"><text:span text:style-name="CharStyle12"><text:tab/>his chariots tear through the</text:span></text:p>
          </text:list-item>
        </text:list>
        <text:p text:style-name="P17"><text:span text:style-name="CharStyle12">open country,</text:span></text:p>
        <text:p text:style-name="P15"><text:span text:style-name="CharStyle12">and gallop across the broad spaces,</text:span></text:p>
        <text:p text:style-name="P16"><text:span text:style-name="CharStyle12">flashing like torches, darting like lightning;</text:span></text:p>
        <text:list xml:id="list185853827412240" text:continue-numbering="true" text:style-name="L2">
          <text:list-item>
            <text:p text:style-name="P57"><text:span text:style-name="CharStyle12"><text:tab/>then he masses the picked men, they charge ahead,</text:span></text:p>
          </text:list-item>
        </text:list>
        <text:p text:style-name="P14"><text:span text:style-name="CharStyle12">they rush to the wall, and the mantlet is fixed;</text:span></text:p>
        <text:list xml:id="list185851982473489" text:continue-numbering="true" text:style-name="L2">
          <text:list-item>
            <text:p text:style-name="P57"><text:span text:style-name="CharStyle12"><text:tab/>the water-gates are forced, the palace is in panic,</text:span></text:p>
          </text:list-item>
          <text:list-item>
            <text:p text:style-name="P56"><text:span text:style-name="CharStyle12"><text:tab/>the queen is stripped and carried</text:span></text:p>
          </text:list-item>
        </text:list>
        <text:p text:style-name="P17"><text:span text:style-name="CharStyle12">off,</text:span></text:p>
        <text:p text:style-name="P14"><text:span text:style-name="CharStyle12">her ladies mourning like doves, beating their breasts—</text:span></text:p>
        <text:list xml:id="list185853264714574" text:continue-numbering="true" text:style-name="L2">
          <text:list-item>
            <text:p text:style-name="P56"><text:span text:style-name="CharStyle12"><text:tab/>and Nineveh lies like a pool of</text:span></text:p>
          </text:list-item>
        </text:list>
        <text:p text:style-name="P17"><text:span text:style-name="CharStyle12">water,</text:span></text:p>
        <text:p text:style-name="P13"><text:span text:style-name="CharStyle12">with her folk flowing from her—<text:line-break/>“Stand fast, stand fast!” they<text:line-break/>cry, but none turns back.</text:span></text:p>
        <text:list xml:id="list185853515825654" text:continue-numbering="true" text:style-name="L2">
          <text:list-item>
            <text:p text:style-name="P57"><text:span text:style-name="CharStyle12"><text:tab/>Loot the silver! loot the gold! no end to the plunder— treasures all untold!</text:span></text:p>
          </text:list-item>
        </text:list>
        <text:p text:style-name="P7"><text:span text:style-name="CharStyle12">io<text:tab/>She is desolate, dreary, drained— hearts are fainting, knees are shaking,</text:span></text:p>
        <text:p text:style-name="P34"><text:span text:style-name="CharStyle12">anguish settles on all loins, black fear on all faces.</text:span></text:p>
        <text:p text:style-name="P30"><text:span text:style-name="CharStyle12">it What has become of the Lion’s den,</text:span></text:p>
        <text:p text:style-name="P32"><text:span text:style-name="CharStyle12">the lair of the young lions, whither the Lion withdrew, and the whelps with none to scare them?—</text:span></text:p>
        <text:p text:style-name="P30"><text:span text:style-name="CharStyle12">is the Lion who tore enough for his whelps</text:span></text:p>
        <text:p text:style-name="P31"><text:span text:style-name="CharStyle12">and strangled for his mates, till he filled his lairs with prey, his dens with mangled car­cases.</text:span></text:p>
        <text:p text:style-name="P29"><text:span text:style-name="CharStyle12">13 “I attack you,” says the Lord of hosts,</text:span></text:p>
        <text:p text:style-name="P6"><text:span text:style-name="CharStyle12">“I send up your lair in flames, and the sword shall devour your cubs;</text:span></text:p>
        <text:p text:style-name="P23"><text:span text:style-name="CharStyle12">I will wipe your prey from the earth,</text:span></text:p>
        <text:p text:style-name="P25"><text:span text:style-name="CharStyle12">and the threats of your envoys shall be heard no more.”</text:span></text:p>
        <text:p text:style-name="P23"><text:span text:style-name="CharStyle14">0</text:span><text:span text:style-name="CharStyle12"> city soaked with blood! o</text:span></text:p>
        <text:p text:style-name="P23"><text:span text:style-name="CharStyle12">crammed with lies and plun- «-* der—•</text:span></text:p>
        <text:p text:style-name="P24"><text:span text:style-name="CharStyle17">no end to your ravaging!</text:span></text:p>
        <text:p text:style-name="P6"><text:span text:style-name="CharStyle12">Hark! the swish of the whip, 2 hark! the thunder of wheels, horses a-gallop, chariots hur­tling along,</text:span></text:p>
        <text:p text:style-name="P23"><text:span text:style-name="CharStyle12">cavalry charging—the flash of 3 the sword, the gleam of the lance,</text:span></text:p>
        <text:p text:style-name="P23"><text:span text:style-name="CharStyle12">the slain in heaps, dead bodies piled,</text:span></text:p>
        <text:p text:style-name="P23"><text:span text:style-name="CharStyle12">no end to the corpses—men tripping over the dead!</text:span></text:p>
        <text:p text:style-name="P23"><text:span text:style-name="CharStyle12">And all for her harlotries so 4 lavish,</text:span></text:p>
        <text:p text:style-name="P23"><text:span text:style-name="CharStyle12">the Harlot so handsome, a mis­tress of charms;</text:span></text:p>
        <text:p text:style-name="P23"><text:span text:style-name="CharStyle12">nations she lured with her har­lotry,</text:span></text:p>
        <text:p text:style-name="P23"><text:span text:style-name="CharStyle12">and people she bewitched.</text:span></text:p>
        <text:p text:style-name="P23"><text:span text:style-name="CharStyle12">“I attack you,” says the Lord of </text:span><text:span text:style-name="CharStyle14">5 </text:span><text:span text:style-name="CharStyle12">hosts,</text:span></text:p>
        <text:p text:style-name="P23"><text:span text:style-name="CharStyle12">“I will uncover your skirts to your face,</text:span></text:p>
        <text:p text:style-name="P6"><text:span text:style-name="CharStyle12">and expose you naked to nations and bare to the kingdoms, to be pelted with filth and dis- </text:span><text:span text:style-name="CharStyle14">6 </text:span><text:span text:style-name="CharStyle12">graced,</text:span></text:p>
        <text:p text:style-name="P23"><text:span text:style-name="CharStyle12">to stand as a butt for de­rision,</text:span></text:p>
        <text:p text:style-name="P11"><text:span text:style-name="CharStyle12">till all who see you shrink away: </text:span><text:span text:style-name="CharStyle14">7 </text:span><text:span text:style-name="CharStyle12">“Ruined is Nineveh,” they say, “none to lament her; where can we find her any con­soling?”</text:span></text:p>
        <text:p text:style-name="P24"><text:span text:style-name="CharStyle18">Will you </text:span><text:span text:style-name="CharStyle17">fare better than </text:span><text:span text:style-name="CharStyle18">No of </text:span><text:span text:style-name="CharStyle19">8 </text:span><text:span text:style-name="CharStyle17">Amon,</text:span></text:p>
        <text:p text:style-name="P23"><text:span text:style-name="CharStyle12">entrenched by the streams of the Nile,</text:span></text:p>
        <text:p text:style-name="P26"><text:span text:style-name="CharStyle12">with waters around her—</text:span></text:p>
        <text:p text:style-name="P41"><text:span text:style-name="CharStyle12">her rampart the Nile, and waters her wall,</text:span></text:p>
        <text:p text:style-name="P39"><text:span text:style-name="CharStyle14">9</text:span><text:span text:style-name="CharStyle12"> Ethiopia and Egypt her strength,</text:span></text:p>
        <text:p text:style-name="P33"><text:span text:style-name="CharStyle12">Put and the Libyans her sup­port?</text:span></text:p>
        <text:p text:style-name="P40"><text:span text:style-name="CharStyle12">io<text:tab/>Yet she was exiled, she went away captive,</text:span></text:p>
        <text:p text:style-name="P27"><text:span text:style-name="CharStyle12">at every street corner her infants were dashed to the ground; lots were cast for her leaders, and all her nobles put in chains.</text:span></text:p>
        <text:p text:style-name="P38"><text:span text:style-name="CharStyle12">n So you too will stagger and swoon,</text:span></text:p>
        <text:p text:style-name="P36"><text:span text:style-name="CharStyle12">you too will fly for refuge from the foe;</text:span></text:p>
        <text:list xml:id="list5652836213979877853" text:style-name="L3">
          <text:list-item>
            <text:p text:style-name="P54"><text:span text:style-name="CharStyle12"><text:tab/>all your forts are but fig-trees—</text:span></text:p>
          </text:list-item>
        </text:list>
        <text:p text:style-name="P21"><text:span text:style-name="CharStyle12">your defenders the ripe figs—</text:span></text:p>
        <text:p text:style-name="P37"><text:soft-page-break/><text:span text:style-name="CharStyle12">shake them, they drop into the hungry mouth!</text:span></text:p>
        <text:list xml:id="list185851873799945" text:continue-numbering="true" text:style-name="L3">
          <text:list-item>
            <text:p text:style-name="P54"><text:span text:style-name="CharStyle12"><text:tab/>The men inside you are but</text:span></text:p>
          </text:list-item>
        </text:list>
        <text:p text:style-name="P21"><text:span text:style-name="CharStyle12">women!</text:span></text:p>
        <text:p text:style-name="P28"><text:span text:style-name="CharStyle12">Your bars are burned by fire, the gates to your land fly open in front of your foe.</text:span></text:p>
        <text:list xml:id="list185853559627183" text:continue-numbering="true" text:style-name="L3">
          <text:list-item>
            <text:p text:style-name="P58"><text:span text:style-name="CharStyle12"><text:tab/>Draw water for your siege, strengthen your defences:</text:span></text:p>
          </text:list-item>
        </text:list>
        <text:p text:style-name="P6"><text:span text:style-name="CharStyle12">down with you to the mud, trample the clay, all hands to the brick-mould!</text:span></text:p>
        <text:p text:style-name="P18"><text:span text:style-name="CharStyle12">But there will the fire devour 15 you,</text:span></text:p>
        <text:p text:style-name="P6"><text:span text:style-name="CharStyle12">the sword will cut you down! Multiply men like locusts, multiply men like grasshoppers, let your traders be more than 16 the stars of the heaven!— yet locusts spread their wings, and your half-breeds are like 17 locusts,</text:span></text:p>
        <text:p text:style-name="P6"><text:span text:style-name="CharStyle12">your officers like grasshoppers, huddling in hedges when the day is cold,</text:span></text:p>
        <text:p text:style-name="P11"><text:span text:style-name="CharStyle12">and flying when the sun is up, flying none knows where!</text:span></text:p>
        <text:p text:style-name="P6"><text:span text:style-name="CharStyle12">Assyria, your rulers are asleep, 18 your lords slumber in death!</text:span></text:p>
        <text:p text:style-name="P6"><text:span text:style-name="CharStyle12">Your people are scattered all over the hills, with none to rally them.</text:span></text:p>
        <text:p text:style-name="P6"><text:span text:style-name="CharStyle12">You are shattered past repair, 19 wounded to death.</text:span></text:p>
        <text:p text:style-name="P6"><text:span text:style-name="CharStyle12">All who are told of you clap their hands over you; for whom have you not wronged unceasingl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Sylfaen" fo:font-family="Sylfaen" fo:font-size="9pt" fo:font-style="normal" style:text-underline-style="none" fo:font-weight="normal" style:font-name-asian="Sylfaen" style:font-family-asian="Sylfaen" style:font-size-asian="9pt" style:font-style-asian="normal" style:font-weight-asian="normal" style:font-name-complex="Sylfaen" style:font-family-complex="Sylfaen" style:font-size-complex="9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margin-top="0.0835in" fo:margin-bottom="0in" loext:contextual-spacing="false" fo:line-height="0.1299in" fo:text-indent="-0.43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2638in" style:auto-text-indent="false" style:page-number="auto" fo:background-color="#ffffff"/>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139in" fo:margin-right="0in" fo:margin-top="0in" fo:margin-bottom="0.0807in" loext:contextual-spacing="false" fo:text-indent="0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CharStyle6" style:family="text" style:parent-style-name="DefaultFontStyle">
      <style:text-properties style:text-line-through-style="none" style:text-line-through-type="none" style:font-name="Sylfaen" fo:font-family="Sylfaen" fo:font-size="9pt" fo:font-style="normal" style:text-underline-style="none" fo:font-weight="normal" style:font-name-asian="Sylfaen" style:font-family-asian="Sylfaen" style:font-size-asian="9pt" style:font-style-asian="normal" style:font-weight-asian="normal" style:font-name-complex="Sylfaen" style:font-family-complex="Sylfaen" style:font-size-complex="9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14" style:family="text" style:parent-style-name="CharStyle12">
      <style:text-properties fo:color="#000000" style:text-position="0% 100%" style:font-name="Sylfaen" fo:font-family="Sylfaen" fo:letter-spacing="normal" fo:language="en" fo:country="US" style:font-name-asian="Sylfaen" style:font-family-asian="Sylfaen" style:language-asian="en" style:country-asian="US" style:font-name-complex="Sylfaen" style:font-family-complex="Sylfaen" style:language-complex="en" style:country-complex="US" style:text-scale="100%"/>
    </style:style>
    <style:style style:name="CharStyle15" style:family="text" style:parent-style-name="CharStyle12">
      <style:text-properties fo:color="#000000" style:text-position="0% 100%" style:font-name="Sylfaen" fo:font-family="Sylfaen" fo:font-size="11pt" fo:letter-spacing="-0.028in" fo:language="en" fo:country="US" fo:font-style="italic" fo:font-weight="normal" style:font-name-asian="Sylfaen" style:font-family-asian="Sylfaen" style:font-size-asian="11pt" style:language-asian="en" style:country-asian="US" style:font-style-asian="italic" style:font-weight-asian="normal" style:font-name-complex="Sylfaen" style:font-family-complex="Sylfaen" style:font-size-complex="11pt" style:language-complex="en" style:country-complex="US" style:font-style-complex="italic" style:font-weight-complex="normal" style:text-scale="100%"/>
    </style:style>
    <style:style style:name="CharStyle17" style:family="text" style:parent-style-name="DefaultFontStyle">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CharStyle18" style:family="text" style:parent-style-name="CharStyle17">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19" style:family="text" style:parent-style-name="CharStyle17">
      <style:text-properties fo:color="#000000" style:text-position="0% 100%" style:font-name="Sylfaen" fo:font-family="Sylfaen" fo:font-size="8.5pt" fo:letter-spacing="normal" fo:language="en" fo:country="US" fo:font-weight="normal" style:font-name-asian="Sylfaen" style:font-family-asian="Sylfaen" style:font-size-asian="8.5pt" style:language-asian="en" style:country-asian="US" style:font-weight-asian="normal" style:font-name-complex="Sylfaen" style:font-family-complex="Sylfaen" style:font-size-complex="8.5pt" style:language-complex="en" style:country-complex="US"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98in" fo:margin-left="0in" fo:margin-right="0in" fo:margin-bottom="0in"/>
      </style:header-style>
      <style:footer-style>
        <style:header-footer-properties fo:min-height="3.5945in" fo:margin-left="0in" fo:margin-right="0in" fo:margin-top="3.594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35in" fo:margin-left="0in" fo:margin-right="0in" fo:margin-bottom="0in"/>
      </style:header-style>
      <style:footer-style>
        <style:header-footer-properties fo:min-height="3.6626in" fo:margin-left="0in" fo:margin-right="0in" fo:margin-top="3.6626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4.4453in" svg:y="7.4047in" draw:z-index="0"><draw:text-box fo:min-height="0.0902in" fo:min-width="0.2264in"><text:p text:style-name="MP3"><text:span text:style-name="CharStyle7">1015</text:span></text:p></draw:text-box></draw:frame></text:p>
      </style:footer>
      <style:footer-left>
        <text:p text:style-name="MP2"><draw:frame draw:style-name="Mfr1" draw:name="1" text:anchor-type="paragraph" svg:x="4.4453in" svg:y="7.4047in" draw:z-index="0"><draw:text-box fo:min-height="0.0902in" fo:min-width="0.2264in"><text:p text:style-name="MP3"><text:span text:style-name="CharStyle7">1015</text:span></text:p></draw:text-box></draw:frame></text:p>
      </style:footer-left>
    </style:master-page>
    <style:master-page style:name="PageStyle1" style:page-layout-name="Mpm3">
      <style:header>
        <text:p text:style-name="MP1"><draw:frame draw:style-name="Mfr1" draw:name="2" text:anchor-type="paragraph" svg:x="3.9882in" svg:y="0.5236in" draw:z-index="1"><draw:text-box fo:min-height="0.1035in" fo:min-width="2.3634in"><text:p text:style-name="MP4"><text:span text:style-name="CharStyle7">NAHUM 3<text:tab/>1017</text:span></text:p></draw:text-box></draw:frame></text:p>
      </style:header>
      <style:header-left>
        <text:p text:style-name="MP1"><draw:frame draw:style-name="Mfr1" draw:name="3" text:anchor-type="paragraph" svg:x="2.3299in" svg:y="0.5236in" draw:z-index="2"><draw:text-box fo:min-height="0.1035in" fo:min-width="2.3736in"><text:p text:style-name="MP5"><text:span text:style-name="CharStyle7">1016<text:tab/>NAHUM 3</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4" meta:paragraph-count="109" meta:word-count="1109" meta:character-count="5765" meta:non-whitespace-character-count="4768"/>
    <meta:generator>LibreOffice/4.4.5.2$Windows_x86 LibreOffice_project/a22f674fd25a3b6f45bdebf25400ed2adff0ff99</meta:generator>
  </office:meta>
</office:document-meta>
</file>